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entury Gothic" svg:font-family="Century Gothic" style:font-family-generic="swiss" style:font-pitch="variable" svg:panose-1="2 11 5 2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 UI" svg:font-family="Microsoft YaHei U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tserrat Light" svg:font-family="Montserrat Light" style:font-family-generic="system" style:font-pitch="variable" svg:panose-1="0 0 4 0 0 0 0 0 0 0"/>
  </office:font-face-decls>
  <office:automatic-styles>
    <text:list-style style:name="LFO1">
      <text:list-level-style-number text:level="1" style:num-prefix="(" style:num-suffix=")" style:num-list-format-name="NLF0" style:num-format="01, 02, 03, ..." text:start-value="0">
        <style:list-level-properties text:space-before="0.25in" text:min-label-width="0.4027in" text:list-level-position-and-space-mode="label-alignment">
          <style:list-level-label-alignment text:label-followed-by="listtab" fo:margin-left="0.6527in" fo:text-indent="-0.402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Century Gothic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in" text:min-label-width="0.302in" text:list-level-position-and-space-mode="label-alignment">
          <style:list-level-label-alignment text:label-followed-by="listtab" fo:margin-left="0.502in" fo:text-indent="-0.302in"/>
        </style:list-level-properties>
        <style:text-properties style:font-name="Montserrat Light"/>
      </text:list-level-style-bullet>
      <text:list-level-style-bullet text:level="2" text:style-name="WW_CharLFO8LVL2" text:bullet-char="o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5">
      <text:list-level-style-number text:level="1" style:num-suffix="." style:num-list-format-name="NLF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7">
      <text:list-level-style-number text:level="1" style:num-suffix="." style:num-list-format-name="NLF1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8">
      <text:list-level-style-number text:level="1" style:num-suffix="." style:num-list-format-name="NLF1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P1" style:parent-style-name="正文" style:master-page-name="MP0" style:family="paragraph">
      <style:paragraph-properties fo:break-before="page" fo:margin-top="0.0833in"/>
    </style:style>
    <style:style style:name="T2" style:parent-style-name="默认段落字体" style:family="text">
      <style:text-properties fo:color="#043D68" fo:language="zh" fo:country="CN" style:language-complex="zh" style:country-complex="CN"/>
    </style:style>
    <style:style style:name="TableColumn4" style:family="table-column">
      <style:table-column-properties style:column-width="4.2993in" style:use-optimal-column-width="false"/>
    </style:style>
    <style:style style:name="TableColumn5" style:family="table-column">
      <style:table-column-properties style:column-width="0.6666in" style:use-optimal-column-width="false"/>
    </style:style>
    <style:style style:name="TableColumn6" style:family="table-column">
      <style:table-column-properties style:column-width="2.302in" style:use-optimal-column-width="false"/>
    </style:style>
    <style:style style:name="Table3" style:family="table">
      <style:table-properties style:width="7.268in" fo:margin-left="0in" table:align="left"/>
    </style:style>
    <style:style style:name="TableRow7" style:family="table-row">
      <style:table-row-properties style:min-row-height="0.8805in" style:use-optimal-row-height="false"/>
    </style:style>
    <style:style style:name="TableCell8" style:family="table-cell">
      <style:table-cell-properties fo:border-top="none" fo:border-left="none" fo:border-bottom="0.0069in solid #043D68" fo:border-right="none" style:writing-mode="lr-tb" fo:padding-top="0in" fo:padding-left="0in" fo:padding-bottom="0in" fo:padding-right="0in"/>
    </style:style>
    <style:style style:name="P9" style:parent-style-name="标题" style:family="paragraph">
      <style:text-properties style:font-name="Century Gothic" style:font-name-asian="SimSun" style:use-window-font-color="true"/>
    </style:style>
    <style:style style:name="T10" style:parent-style-name="默认段落字体" style:family="text">
      <style:text-properties style:font-name="Century Gothic" style:font-name-asian="SimSun" style:use-window-font-color="true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正文" style:family="paragraph">
      <style:paragraph-properties fo:margin-top="0.25in"/>
      <style:text-properties style:font-name="Century Gothic" style:font-name-asian="SimSun" style:use-window-font-color="true" fo:language="pt" fo:country="BR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正文" style:family="paragraph">
      <style:text-properties style:font-name="Century Gothic" style:font-name-asian="SimSun" style:use-window-font-color="true" fo:language="pt" fo:country="BR"/>
    </style:style>
    <style:style style:name="TableRow15" style:family="table-row">
      <style:table-row-properties style:min-row-height="1.1145in" style:use-optimal-row-height="false"/>
    </style:style>
    <style:style style:name="TableCell16" style:family="table-cell">
      <style:table-cell-properties fo:border-top="0.0069in solid #043D68" fo:border-left="none" fo:border-bottom="none" fo:border-right="none" style:writing-mode="lr-tb" fo:padding-top="0in" fo:padding-left="0in" fo:padding-bottom="0in" fo:padding-right="0in"/>
    </style:style>
    <style:style style:name="P17" style:parent-style-name="副标题" style:family="paragraph">
      <style:text-properties style:font-name="Century Gothic" style:font-name-asian="SimSun" style:use-window-font-color="true" fo:language="pt" fo:country="BR"/>
    </style:style>
    <style:style style:name="T18" style:parent-style-name="默认段落字体" style:family="text">
      <style:text-properties style:font-name="Century Gothic" style:font-name-asian="SimSun" style:use-window-font-color="true"/>
    </style:style>
    <style:style style:name="T19" style:parent-style-name="默认段落字体" style:family="text">
      <style:text-properties style:font-name="Century Gothic" style:font-name-asian="SimSun" style:use-window-font-color="true" style:font-size-complex="10pt"/>
    </style:style>
    <style:style style:name="T20" style:parent-style-name="默认段落字体" style:family="text">
      <style:text-properties style:font-name="Century Gothic" style:font-name-asian="SimSun" style:use-window-font-color="true" style:font-size-complex="10pt"/>
    </style:style>
    <style:style style:name="T21" style:parent-style-name="默认段落字体" style:family="text">
      <style:text-properties style:font-name="Century Gothic" style:font-name-asian="SimSun" style:use-window-font-color="true" style:font-size-complex="10pt"/>
    </style:style>
    <style:style style:name="T22" style:parent-style-name="默认段落字体" style:family="text">
      <style:text-properties style:font-name="Century Gothic" style:font-name-asian="SimSun" style:use-window-font-color="true" style:font-size-complex="10pt"/>
    </style:style>
    <style:style style:name="T23" style:parent-style-name="默认段落字体" style:family="text">
      <style:text-properties style:font-name="Century Gothic" style:font-name-asian="SimSun" style:use-window-font-color="true" style:font-size-complex="10pt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正文" style:family="paragraph">
      <style:paragraph-properties fo:margin-top="0.25in"/>
      <style:text-properties style:font-name="Century Gothic" style:font-name-asian="SimSun" style:use-window-font-color="true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副标题" style:family="paragraph">
      <style:text-properties style:font-name="Century Gothic" style:font-name-asian="SimSun" style:use-window-font-color="true"/>
    </style:style>
    <style:style style:name="P28" style:parent-style-name="副标题" style:family="paragraph">
      <style:text-properties style:font-name="Century Gothic" style:font-name-asian="SimSun" style:use-window-font-color="true"/>
    </style:style>
    <style:style style:name="T29" style:parent-style-name="超链接" style:family="text">
      <style:text-properties style:font-name="Century Gothic" style:font-name-asian="SimSun" style:use-window-font-color="true"/>
    </style:style>
    <style:style style:name="T30" style:parent-style-name="超链接" style:family="text">
      <style:text-properties style:font-name="Century Gothic" style:font-name-asian="SimSun" style:use-window-font-color="true"/>
    </style:style>
    <style:style style:name="T31" style:parent-style-name="默认段落字体" style:family="text">
      <style:text-properties style:font-name="Century Gothic" style:font-name-asian="SimSun" style:use-window-font-color="true"/>
    </style:style>
    <style:style style:name="P32" style:parent-style-name="正文" style:family="paragraph">
      <style:text-properties style:use-window-font-color="true"/>
    </style:style>
    <style:style style:name="TableRow33" style:family="table-row">
      <style:table-row-properties style:min-row-height="6.8in" style:use-optimal-row-height="false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P35" style:parent-style-name="副标题" style:family="paragraph">
      <style:paragraph-properties fo:margin-bottom="0.25in"/>
      <style:text-properties style:font-name="Century Gothic" style:font-name-asian="SimSun" style:use-window-font-color="true"/>
    </style:style>
    <style:style style:name="T36" style:parent-style-name="默认段落字体" style:family="text">
      <style:text-properties style:font-name="Century Gothic" style:font-name-asian="SimSun" style:use-window-font-color="true" fo:language="zh" fo:country="CN" style:language-complex="zh" style:country-complex="CN"/>
    </style:style>
    <style:style style:name="T37" style:parent-style-name="默认段落字体" style:family="text">
      <style:text-properties style:font-name="Century Gothic" style:font-name-asian="SimSun" style:use-window-font-color="true" style:text-underline-type="single" style:text-underline-style="solid" style:text-underline-width="auto" style:text-underline-mode="continuous"/>
    </style:style>
    <style:style style:name="P38" style:parent-style-name="正文" style:family="paragraph">
      <style:text-properties style:font-name="Century Gothic" style:font-name-asian="SimSun" style:use-window-font-color="true" style:font-size-complex="10pt"/>
    </style:style>
    <style:style style:name="P39" style:parent-style-name="正文" style:family="paragraph">
      <style:text-properties style:font-name="Century Gothic" style:font-name-asian="SimSun" style:use-window-font-color="true"/>
    </style:style>
    <style:style style:name="T40" style:parent-style-name="默认段落字体" style:family="text">
      <style:text-properties style:font-name="Century Gothic" style:font-name-asian="SimSun" style:use-window-font-color="true" style:font-size-complex="10pt"/>
    </style:style>
    <style:style style:name="T41" style:parent-style-name="默认段落字体" style:family="text">
      <style:text-properties style:font-name="Century Gothic" style:font-name-asian="SimSun" style:use-window-font-color="true" style:font-size-complex="10pt"/>
    </style:style>
    <style:style style:name="T42" style:parent-style-name="默认段落字体" style:family="text">
      <style:text-properties style:font-name="Century Gothic" style:font-name-asian="SimSun" style:use-window-font-color="true" style:font-size-complex="10pt"/>
    </style:style>
    <style:style style:name="T43" style:parent-style-name="默认段落字体" style:family="text">
      <style:text-properties style:font-name="Century Gothic" style:font-name-asian="SimSun" style:use-window-font-color="true" style:font-size-complex="10pt"/>
    </style:style>
    <style:style style:name="T44" style:parent-style-name="默认段落字体" style:family="text">
      <style:text-properties style:font-name="Century Gothic" style:font-name-asian="SimSun" style:use-window-font-color="true" style:font-size-complex="10pt"/>
    </style:style>
    <style:style style:name="T45" style:parent-style-name="默认段落字体" style:family="text">
      <style:text-properties style:font-name="Century Gothic" style:font-name-asian="SimSun" style:use-window-font-color="true" style:font-size-complex="10pt"/>
    </style:style>
    <style:style style:name="T46" style:parent-style-name="默认段落字体" style:family="text">
      <style:text-properties style:font-name="Century Gothic" style:font-name-asian="SimSun" style:use-window-font-color="true" style:font-size-complex="10pt"/>
    </style:style>
    <style:style style:name="T47" style:parent-style-name="默认段落字体" style:family="text">
      <style:text-properties style:font-name="Century Gothic" style:font-name-asian="SimSun" style:use-window-font-color="true" style:font-size-complex="10pt"/>
    </style:style>
    <style:style style:name="T48" style:parent-style-name="默认段落字体" style:family="text">
      <style:text-properties style:font-name="Century Gothic" style:font-name-asian="SimSun" style:use-window-font-color="true" style:font-size-complex="10pt"/>
    </style:style>
    <style:style style:name="T49" style:parent-style-name="默认段落字体" style:family="text">
      <style:text-properties style:font-name="Century Gothic" style:font-name-asian="SimSun" style:use-window-font-color="true" style:font-size-complex="10pt"/>
    </style:style>
    <style:style style:name="T50" style:parent-style-name="默认段落字体" style:family="text">
      <style:text-properties style:font-name="Century Gothic" style:font-name-asian="SimSun" style:use-window-font-color="true" style:font-size-complex="10pt"/>
    </style:style>
    <style:style style:name="P51" style:parent-style-name="正文" style:family="paragraph">
      <style:text-properties style:font-name="Century Gothic" style:font-name-asian="SimSun" style:use-window-font-color="true" style:font-size-complex="10pt"/>
    </style:style>
    <style:style style:name="T52" style:parent-style-name="默认段落字体" style:family="text">
      <style:text-properties style:font-name="Century Gothic" style:font-name-asian="SimSun" style:use-window-font-color="true" style:text-underline-type="single" style:text-underline-style="solid" style:text-underline-width="auto" style:text-underline-mode="continuous"/>
    </style:style>
    <style:style style:name="P53" style:parent-style-name="正文" style:family="paragraph">
      <style:text-properties style:font-name="Century Gothic" style:font-name-asian="SimSun" style:use-window-font-color="true" style:font-size-complex="10pt"/>
    </style:style>
    <style:style style:name="T54" style:parent-style-name="默认段落字体" style:family="text">
      <style:text-properties style:font-name="Century Gothic" style:font-name-asian="SimSun" style:use-window-font-color="true"/>
    </style:style>
    <style:style style:name="T55" style:parent-style-name="默认段落字体" style:family="text">
      <style:text-properties style:font-name="Century Gothic" style:font-name-asian="SimSun" style:use-window-font-color="true"/>
    </style:style>
    <style:style style:name="T56" style:parent-style-name="默认段落字体" style:family="text">
      <style:text-properties style:font-name="Century Gothic" style:font-name-asian="SimSun" style:use-window-font-color="true"/>
    </style:style>
    <style:style style:name="T57" style:parent-style-name="默认段落字体" style:family="text">
      <style:text-properties style:font-name="Century Gothic" style:font-name-asian="SimSun" style:use-window-font-color="true"/>
    </style:style>
    <style:style style:name="T58" style:parent-style-name="默认段落字体" style:family="text">
      <style:text-properties style:font-name="Century Gothic" style:font-name-asian="SimSun" style:use-window-font-color="true"/>
    </style:style>
    <style:style style:name="T59" style:parent-style-name="默认段落字体" style:family="text">
      <style:text-properties style:font-name="Century Gothic" style:font-name-asian="SimSun" style:use-window-font-color="true"/>
    </style:style>
    <style:style style:name="T60" style:parent-style-name="默认段落字体" style:family="text">
      <style:text-properties style:font-name="Century Gothic" style:font-name-asian="SimSun" style:use-window-font-color="true"/>
    </style:style>
    <style:style style:name="T61" style:parent-style-name="默认段落字体" style:family="text">
      <style:text-properties style:font-name="Century Gothic" style:font-name-asian="SimSun" style:use-window-font-color="true"/>
    </style:style>
    <style:style style:name="T62" style:parent-style-name="默认段落字体" style:family="text">
      <style:text-properties style:font-name="Century Gothic" style:font-name-asian="SimSun" style:use-window-font-color="true" style:font-size-complex="10pt"/>
    </style:style>
    <style:style style:name="T63" style:parent-style-name="默认段落字体" style:family="text">
      <style:text-properties style:font-name="Century Gothic" style:font-name-asian="SimSun" style:use-window-font-color="true" style:font-size-complex="10pt"/>
    </style:style>
    <style:style style:name="T64" style:parent-style-name="默认段落字体" style:family="text">
      <style:text-properties style:font-name="Century Gothic" style:font-name-asian="SimSun" style:use-window-font-color="true" style:font-size-complex="10pt"/>
    </style:style>
    <style:style style:name="T65" style:parent-style-name="默认段落字体" style:family="text">
      <style:text-properties style:font-name="Century Gothic" style:font-name-asian="SimSun" style:use-window-font-color="true" style:font-size-complex="10pt"/>
    </style:style>
    <style:style style:name="T66" style:parent-style-name="默认段落字体" style:family="text">
      <style:text-properties style:font-name="Century Gothic" style:font-name-asian="SimSun" style:use-window-font-color="true" style:font-size-complex="10pt"/>
    </style:style>
    <style:style style:name="T67" style:parent-style-name="默认段落字体" style:family="text">
      <style:text-properties style:font-name="Century Gothic" style:font-name-asian="SimSun" style:use-window-font-color="true" style:font-size-complex="10pt"/>
    </style:style>
    <style:style style:name="T68" style:parent-style-name="默认段落字体" style:family="text">
      <style:text-properties style:font-name="Century Gothic" style:font-name-asian="SimSun" style:use-window-font-color="true" style:font-size-complex="10pt"/>
    </style:style>
    <style:style style:name="P69" style:parent-style-name="正文" style:family="paragraph">
      <style:text-properties style:font-name="Century Gothic" style:font-name-asian="SimSun" style:use-window-font-color="true"/>
    </style:style>
    <style:style style:name="P70" style:parent-style-name="标题1" style:family="paragraph">
      <style:text-properties style:font-name="Century Gothic" style:font-name-asian="SimSun" style:use-window-font-color="true" style:text-underline-type="single" style:text-underline-style="solid" style:text-underline-width="auto" style:text-underline-mode="continuous"/>
    </style:style>
    <style:style style:name="P71" style:parent-style-name="标题1" style:family="paragraph">
      <style:text-properties style:font-name="Century Gothic" style:font-name-asian="SimSun" fo:font-weight="normal" style:font-weight-asian="normal" style:font-weight-complex="normal" style:use-window-font-color="true"/>
    </style:style>
    <style:style style:name="T72" style:parent-style-name="默认段落字体" style:family="text">
      <style:text-properties style:font-name="Century Gothic" style:font-name-asian="SimSun" style:use-window-font-color="true"/>
    </style:style>
    <style:style style:name="T73" style:parent-style-name="默认段落字体" style:family="text">
      <style:text-properties style:font-name="Century Gothic" style:font-name-asian="SimSun" style:use-window-font-color="true"/>
    </style:style>
    <style:style style:name="T74" style:parent-style-name="默认段落字体" style:family="text">
      <style:text-properties style:font-name="Century Gothic" style:font-name-asian="SimSun" style:use-window-font-color="true"/>
    </style:style>
    <style:style style:name="T75" style:parent-style-name="默认段落字体" style:family="text">
      <style:text-properties style:font-name="Century Gothic" style:font-name-asian="SimSun" style:use-window-font-color="true"/>
    </style:style>
    <style:style style:name="T76" style:parent-style-name="默认段落字体" style:family="text">
      <style:text-properties style:font-name="Century Gothic" style:font-name-asian="SimSun" style:use-window-font-color="true"/>
    </style:style>
    <style:style style:name="T77" style:parent-style-name="默认段落字体" style:family="text">
      <style:text-properties style:font-name="Century Gothic" style:font-name-asian="SimSun" style:use-window-font-color="true"/>
    </style:style>
    <style:style style:name="T78" style:parent-style-name="默认段落字体" style:family="text">
      <style:text-properties style:font-name="Century Gothic" style:font-name-asian="SimSun" style:use-window-font-color="true"/>
    </style:style>
    <style:style style:name="T79" style:parent-style-name="默认段落字体" style:family="text">
      <style:text-properties style:font-name="Century Gothic" style:font-name-asian="SimSun" style:use-window-font-color="true"/>
    </style:style>
    <style:style style:name="T80" style:parent-style-name="默认段落字体" style:family="text">
      <style:text-properties style:font-name="Century Gothic" style:font-name-asian="SimSun" style:use-window-font-color="true"/>
    </style:style>
    <style:style style:name="T81" style:parent-style-name="默认段落字体" style:family="text">
      <style:text-properties style:font-name="Century Gothic" style:font-name-asian="SimSun" style:use-window-font-color="true" style:font-size-complex="10pt"/>
    </style:style>
    <style:style style:name="T82" style:parent-style-name="默认段落字体" style:family="text">
      <style:text-properties style:font-name="Century Gothic" style:font-name-asian="SimSun" style:use-window-font-color="true" style:font-size-complex="10pt"/>
    </style:style>
    <style:style style:name="T83" style:parent-style-name="默认段落字体" style:family="text">
      <style:text-properties style:font-name="Century Gothic" style:font-name-asian="SimSun" style:use-window-font-color="true" style:font-size-complex="10pt"/>
    </style:style>
    <style:style style:name="P84" style:parent-style-name="正文" style:family="paragraph">
      <style:text-properties style:font-name="Century Gothic" style:font-name-asian="SimSun" style:use-window-font-color="true" style:font-size-complex="10pt"/>
    </style:style>
    <style:style style:name="P85" style:parent-style-name="正文" style:family="paragraph">
      <style:text-properties style:font-name="Century Gothic" style:font-name-asian="SimSun" style:use-window-font-color="true" style:font-size-complex="10pt"/>
    </style:style>
    <style:style style:name="P86" style:parent-style-name="副标题" style:family="paragraph">
      <style:text-properties style:font-name="Century Gothic" style:font-name-asian="SimSun" style:use-window-font-color="true" fo:language="zh" fo:country="CN" style:language-complex="zh" style:country-complex="CN"/>
    </style:style>
    <style:style style:name="P87" style:parent-style-name="正文" style:family="paragraph">
      <style:text-properties style:font-name="Century Gothic" style:font-name-asian="SimSun" style:use-window-font-color="true" style:font-size-complex="10pt"/>
    </style:style>
    <style:style style:name="P88" style:parent-style-name="正文" style:family="paragraph">
      <style:text-properties style:font-name="Century Gothic" style:font-name-asian="SimSun" style:use-window-font-color="true" style:font-size-complex="10pt"/>
    </style:style>
    <style:style style:name="P89" style:parent-style-name="正文" style:family="paragraph">
      <style:text-properties style:font-name="Century Gothic" style:font-name-asian="SimSun" style:use-window-font-color="true" style:font-size-complex="10pt"/>
    </style:style>
    <style:style style:name="P90" style:parent-style-name="正文" style:family="paragraph">
      <style:text-properties style:font-name="Century Gothic" style:font-name-asian="SimSun" style:use-window-font-color="true" style:font-size-complex="10pt"/>
    </style:style>
    <style:style style:name="P91" style:parent-style-name="正文" style:family="paragraph">
      <style:text-properties style:font-name="Century Gothic" style:font-name-asian="SimSun" style:use-window-font-color="true" style:font-size-complex="10pt"/>
    </style:style>
    <style:style style:name="P92" style:parent-style-name="正文" style:family="paragraph">
      <style:text-properties fo:color="#043D68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P94" style:parent-style-name="副标题" style:family="paragraph">
      <style:paragraph-properties fo:margin-bottom="0.25in"/>
      <style:text-properties style:font-name="Century Gothic" style:font-name-asian="SimSun" style:use-window-font-color="true"/>
    </style:style>
    <style:style style:name="P95" style:parent-style-name="副标题" style:family="paragraph">
      <style:paragraph-properties fo:line-height="115%"/>
    </style:style>
    <style:style style:name="T96" style:parent-style-name="默认段落字体" style:family="text">
      <style:text-properties style:font-name="Century Gothic" style:font-name-asian="SimSun" style:use-window-font-color="true" fo:language="zh" fo:country="CN" style:language-complex="zh" style:country-complex="CN"/>
    </style:style>
    <style:style style:name="P97" style:parent-style-name="正文" style:family="paragraph">
      <style:paragraph-properties fo:line-height="115%"/>
    </style:style>
    <style:style style:name="T98" style:parent-style-name="默认段落字体" style:family="text">
      <style:text-properties style:font-name="Century Gothic" style:font-name-asian="SimSun" style:use-window-font-color="true" style:font-size-complex="10pt"/>
    </style:style>
    <style:style style:name="T99" style:parent-style-name="默认段落字体" style:family="text">
      <style:text-properties style:font-name="Century Gothic" style:font-name-asian="SimSun" style:use-window-font-color="true" style:font-size-complex="10pt"/>
    </style:style>
    <style:style style:name="T100" style:parent-style-name="默认段落字体" style:family="text">
      <style:text-properties style:font-name="Century Gothic" style:font-name-asian="SimSun" style:use-window-font-color="true" style:font-size-complex="10pt"/>
    </style:style>
    <style:style style:name="P101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02" style:parent-style-name="正文" style:family="paragraph">
      <style:paragraph-properties fo:line-height="115%"/>
    </style:style>
    <style:style style:name="T103" style:parent-style-name="默认段落字体" style:family="text">
      <style:text-properties style:font-name="Century Gothic" style:font-name-asian="SimSun" style:use-window-font-color="true" style:font-size-complex="10pt"/>
    </style:style>
    <style:style style:name="T104" style:parent-style-name="默认段落字体" style:family="text">
      <style:text-properties style:font-name="Century Gothic" style:font-name-asian="SimSun" style:use-window-font-color="true" style:font-size-complex="10pt"/>
    </style:style>
    <style:style style:name="T105" style:parent-style-name="默认段落字体" style:family="text">
      <style:text-properties style:font-name="Century Gothic" style:font-name-asian="SimSun" style:use-window-font-color="true" style:font-size-complex="10pt"/>
    </style:style>
    <style:style style:name="T106" style:parent-style-name="默认段落字体" style:family="text">
      <style:text-properties style:font-name="Century Gothic" style:font-name-asian="SimSun" style:use-window-font-color="true" style:font-size-complex="10pt"/>
    </style:style>
    <style:style style:name="T107" style:parent-style-name="默认段落字体" style:family="text">
      <style:text-properties style:font-name="Century Gothic" style:font-name-asian="SimSun" style:use-window-font-color="true" style:font-size-complex="10pt"/>
    </style:style>
    <style:style style:name="P108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09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10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11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12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13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14" style:parent-style-name="副标题" style:family="paragraph">
      <style:paragraph-properties fo:line-height="115%"/>
    </style:style>
    <style:style style:name="P115" style:parent-style-name="正文" style:family="paragraph">
      <style:paragraph-properties fo:line-height="115%"/>
    </style:style>
    <style:style style:name="P116" style:parent-style-name="正文" style:family="paragraph">
      <style:paragraph-properties fo:line-height="115%"/>
    </style:style>
    <style:style style:name="P117" style:parent-style-name="副标题" style:family="paragraph">
      <style:paragraph-properties fo:line-height="115%"/>
      <style:text-properties style:font-name="Century Gothic" style:font-name-asian="SimSun" style:use-window-font-color="true"/>
    </style:style>
    <style:style style:name="P118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19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20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21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22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23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24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25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26" style:parent-style-name="正文" style:family="paragraph">
      <style:paragraph-properties fo:line-height="115%"/>
      <style:text-properties style:font-name="Century Gothic" style:font-name-asian="SimSun" style:use-window-font-color="true" style:font-size-complex="10pt"/>
    </style:style>
    <style:style style:name="P127" style:parent-style-name="副标题" style:family="paragraph">
      <style:paragraph-properties fo:line-height="115%"/>
      <style:text-properties style:font-name="Century Gothic" style:font-name-asian="SimSun" style:use-window-font-color="true" fo:language="zh" fo:country="CN" style:language-complex="zh" style:country-complex="CN"/>
    </style:style>
    <style:style style:name="P128" style:parent-style-name="标题3" style:family="paragraph">
      <style:paragraph-properties fo:line-height="115%"/>
    </style:style>
    <style:style style:name="T129" style:parent-style-name="默认段落字体" style:family="text">
      <style:text-properties style:font-name="Century Gothic" style:font-name-asian="SimSun" style:use-window-font-color="true"/>
    </style:style>
    <style:style style:name="P130" style:parent-style-name="标题3" style:family="paragraph">
      <style:paragraph-properties fo:line-height="115%"/>
    </style:style>
    <style:style style:name="T131" style:parent-style-name="默认段落字体" style:family="text">
      <style:text-properties style:font-name="Century Gothic" style:font-name-asian="SimSun" style:use-window-font-color="true"/>
    </style:style>
    <style:style style:name="T132" style:parent-style-name="默认段落字体" style:family="text">
      <style:text-properties style:font-name="Century Gothic" style:font-name-asian="SimSun" style:use-window-font-color="true"/>
    </style:style>
    <style:style style:name="T133" style:parent-style-name="默认段落字体" style:family="text">
      <style:text-properties style:font-name="Century Gothic" style:font-name-asian="SimSun" style:use-window-font-color="true"/>
    </style:style>
    <style:style style:name="T134" style:parent-style-name="默认段落字体" style:family="text">
      <style:text-properties style:font-name="Century Gothic" style:font-name-asian="SimSun" style:use-window-font-color="true"/>
    </style:style>
    <style:style style:name="P135" style:parent-style-name="标题3" style:family="paragraph">
      <style:paragraph-properties fo:line-height="115%"/>
    </style:style>
    <style:style style:name="T136" style:parent-style-name="默认段落字体" style:family="text">
      <style:text-properties style:font-name="Century Gothic" style:font-name-asian="SimSun" style:use-window-font-color="true"/>
    </style:style>
    <style:style style:name="T137" style:parent-style-name="默认段落字体" style:family="text">
      <style:text-properties style:font-name="Century Gothic" style:font-name-asian="SimSun" style:use-window-font-color="true"/>
    </style:style>
    <style:style style:name="T138" style:parent-style-name="默认段落字体" style:family="text">
      <style:text-properties style:font-name="Century Gothic" style:font-name-asian="SimSun" style:use-window-font-color="true"/>
    </style:style>
    <style:style style:name="T139" style:parent-style-name="默认段落字体" style:family="text">
      <style:text-properties style:font-name="Century Gothic" style:font-name-asian="SimSun" style:use-window-font-color="true"/>
    </style:style>
    <style:style style:name="P140" style:parent-style-name="标题3" style:family="paragraph">
      <style:paragraph-properties fo:line-height="115%"/>
    </style:style>
    <style:style style:name="T141" style:parent-style-name="默认段落字体" style:family="text">
      <style:text-properties style:font-name="Century Gothic" style:font-name-asian="SimSun" style:use-window-font-color="true"/>
    </style:style>
    <style:style style:name="T142" style:parent-style-name="默认段落字体" style:family="text">
      <style:text-properties style:font-name="Century Gothic" style:font-name-asian="SimSun" style:use-window-font-color="true"/>
    </style:style>
    <style:style style:name="T143" style:parent-style-name="默认段落字体" style:family="text">
      <style:text-properties style:font-name="Century Gothic" style:font-name-asian="SimSun" style:use-window-font-color="true"/>
    </style:style>
    <style:style style:name="P144" style:parent-style-name="正文" style:family="paragraph">
      <style:text-properties style:font-name="Century Gothic" style:font-name-asian="SimSun" style:use-window-font-color="true" fo:language="zh" fo:country="CN"/>
    </style:style>
    <style:style style:family="graphic" style:name="a0">
      <style:graphic-properties style:wrap="run-through" style:run-through="background" draw:fill="solid" draw:fill-color="#d3ebfd" draw:opacity="50.196%" draw:stroke="none" style:horizontal-rel="page" style:vertical-rel="paragraph" style:horizontal-pos="from-left" style:vertical-pos="from-top" draw:decorative="true"/>
    </style:style>
  </office:automatic-styles>
  <office:body>
    <office:text text:use-soft-page-breaks="true">
      <text:p text:style-name="P1"><text:span text:style-name="T2"><draw:custom-shape svg:x="5.27083in" svg:y="-0.5in" svg:width="3.06944in" svg:height="11.80139in" draw:z-index="251659264" draw:id="id0" draw:style-name="a0" draw:name="矩形 1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ong Xu<text:s/>徐董<text:s/></text:p>
            <text:p text:style-name="副标题"><text:span text:style-name="T10">Shanghai China</text:span></text:p>
          </table:table-cell>
          <table:table-cell table:style-name="TableCell11">
            <text:p text:style-name="P12"/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/>
            <text:p text:style-name="副标题"><text:span text:style-name="T18">个人简介</text:span></text:p>
            <text:p text:style-name="正文"><text:span text:style-name="T19">我是一名信息安全专业的学生，自中学起便对该领域充满热情。大学前完成了</text:span><text:span text:style-name="T20">CCNP</text:span><text:span text:style-name="T21">课程，随后专注于渗透测试技术。积极参与</text:span><text:span text:style-name="T22">CTF</text:span><text:span text:style-name="T23">赛事并多次获奖。具备扎实的信息安全理论基础，并在咨询及应急响应方面具备实践经验。英语流利，工作高效，责任心强，具备良好的团队领导与项目协调能力，适应性强。</text:span></text:p>
          </table:table-cell>
          <table:table-cell table:style-name="TableCell24" table:number-rows-spanned="2">
            <text:p text:style-name="P25"/>
          </table:table-cell>
          <table:table-cell table:style-name="TableCell26">
            <text:p text:style-name="P27"/>
            <text:p text:style-name="P28">联系方式</text:p>
            <text:p text:style-name="正文"><text:a xlink:href="mailto:Dong.xu@estudiante.uam.es" office:target-frame-name="_top" xlink:show="replace"><text:span text:style-name="T29">Dong.xu@estudiante.uam.es</text:span></text:a></text:p>
            <text:h text:style-name="标题3" text:outline-level="3"><text:a xlink:href="mailto:Xudong0520@gmail.com" office:target-frame-name="_top" xlink:show="replace"><text:span text:style-name="T30">Xudong0520@gmail.com</text:span></text:a></text:h>
            <text:h text:style-name="标题3" text:outline-level="3"><text:span text:style-name="T31">+34 678095001</text:span></text:h>
            <text:p text:style-name="P32">西班牙 马德里</text:p>
            <text:h text:style-name="标题3" text:outline-level="3"/>
          </table:table-cell>
        </table:table-row>
        <table:table-row table:style-name="TableRow33">
          <table:table-cell table:style-name="TableCell34">
            <text:p text:style-name="P35"/>
            <text:p text:style-name="副标题"><text:span text:style-name="T36">工作经验</text:span></text:p>
            <text:h text:style-name="标题1" text:outline-level="1"><text:span text:style-name="T37">信息安全顾问</text:span></text:h>
            <text:p text:style-name="P38">DBAPP Security<text:s/></text:p>
            <text:p text:style-name="P39">2022年12月<text:s/>– 2023年9月</text:p>
            <text:p text:style-name="正文"><text:span text:style-name="T40">负责安全访谈、漏洞分析及风险评估（涉及</text:span><text:span text:style-name="T41">SAIC SGM</text:span><text:span text:style-name="T42">与华勤科技），并撰写分析报告</text:span><text:span text:style-name="T43"><text:s/></text:span></text:p>
            <text:p text:style-name="正文"><text:span text:style-name="T44">承担系统合规性检查与审查工作（涉及浦商</text:span><text:span text:style-name="T45">股份</text:span><text:span text:style-name="T46">、上海市第六人民医院、上海证券交易所）</text:span><text:span text:style-name="T47"><text:s/></text:span></text:p>
            <text:p text:style-name="正文"><text:span text:style-name="T48">带领中国交通银行团队参加全国</text:span><text:span text:style-name="T49">CTF</text:span><text:span text:style-name="T50">比赛并获得全国第二名</text:span></text:p>
            <text:p text:style-name="P51"/>
            <text:h text:style-name="标题1" text:outline-level="1"><text:span text:style-name="T52">信息安全顾问</text:span></text:h>
            <text:p text:style-name="P53">CHUANGDI<text:s/>Data</text:p>
            <text:h text:style-name="标题2" text:outline-level="2"><text:span text:style-name="T54">2022</text:span><text:span text:style-name="T55">年</text:span><text:span text:style-name="T56">10</text:span><text:span text:style-name="T57">月</text:span><text:span text:style-name="T58"><text:s/>– 2022</text:span><text:span text:style-name="T59">年</text:span><text:span text:style-name="T60">12</text:span><text:span text:style-name="T61">月</text:span></text:h>
            <text:p text:style-name="正文"><text:span text:style-name="T62">负责研究与实施信息安全标准，如</text:span><text:span text:style-name="T63">ISO27001</text:span><text:span text:style-name="T64">、</text:span><text:span text:style-name="T65">GB35273</text:span><text:span text:style-name="T66">及《个人信息保护法》等，制定或审查企业信息安全管理体系</text:span><text:span text:style-name="T67"><text:s/></text:span></text:p>
            <text:p text:style-name="正文"><text:span text:style-name="T68">协助完成安全咨询、调研及访谈任务</text:span></text:p>
            <text:p text:style-name="P69"/>
            <text:h text:style-name="P70" text:outline-level="1">信息安全顾问助理</text:h>
            <text:h text:style-name="P71" text:outline-level="1">上海建桥学院</text:h>
            <text:h text:style-name="标题2" text:outline-level="2"><text:span text:style-name="T72">2021</text:span><text:span text:style-name="T73">年</text:span><text:span text:style-name="T74">9</text:span><text:span text:style-name="T75">月</text:span><text:span text:style-name="T76"><text:s/>– 2022</text:span><text:span text:style-name="T77">年</text:span><text:span text:style-name="T78">8</text:span><text:span text:style-name="T79">月</text:span><text:span text:style-name="T80"><text:s/></text:span></text:h>
            <text:p text:style-name="正文"><text:span text:style-name="T81">协助信息安全顾问制定安全策略、组织结构与权限控制体系</text:span><text:span text:style-name="T82"><text:s/></text:span></text:p>
            <text:p text:style-name="正文"><text:span text:style-name="T83">分类与评估数据资产，处理安全事件应急响应，确保企业信息安全合规</text:span></text:p>
            <text:p text:style-name="P84"/>
            <text:p text:style-name="P85"/>
            <text:p text:style-name="P86">技能方向</text:p>
            <text:p text:style-name="P87">信息安全管理：CCNP、OSI模型、TCP/IP、系统与自动化配置、监控与取证、应急响应、网络追踪<text:s/></text:p>
            <text:p text:style-name="P88">渗透测试与漏洞评估：OWASP TOP10、漏洞扫描、代码审计、安全工程<text:s/></text:p>
            <text:p text:style-name="P89">安全策略与合规：政策制定、合规审计、标准适配、风险管理<text:s/></text:p>
            <text:p text:style-name="P90">编程与开发：Python、PHP、Bash、SQL、系统编程<text:s/></text:p>
            <text:p text:style-name="P91">数字创意技能：Adobe Photoshop、Illustrator、Premiere Pro、After Effects、Lightroom</text:p>
          </table:table-cell>
          <table:covered-table-cell>
            <text:p text:style-name="P92"/>
          </table:covered-table-cell>
          <table:table-cell table:style-name="TableCell93">
            <text:p text:style-name="P94"/>
            <text:p text:style-name="P95"><text:span text:style-name="T96">教育背景</text:span></text:p>
            <text:p text:style-name="P97"><text:span text:style-name="T98">马德里自治大学（</text:span><text:span text:style-name="T99">UAM</text:span><text:span text:style-name="T100">）</text:span></text:p>
            <text:p text:style-name="P101">西班牙<text:s/>马德里</text:p>
            <text:p text:style-name="P102"><text:span text:style-name="T103">信息工程硕士</text:span><text:span text:style-name="T104"><text:s/></text:span><text:span text:style-name="T105">｜高等理工学院</text:span><text:span text:style-name="T106"><text:s/></text:span><text:span text:style-name="T107">在读</text:span></text:p>
            <text:p text:style-name="P108">2023年9月<text:s/>– 2025年7月</text:p>
            <text:p text:style-name="P109"/>
            <text:p text:style-name="P110">上海电子信息学院（STIEI）</text:p>
            <text:p text:style-name="P111">中国<text:s/>上海</text:p>
            <text:p text:style-name="P112">信息安全与管理</text:p>
            <text:p text:style-name="P113">2018年9月<text:s/>- 2021年6月</text:p>
            <text:p text:style-name="P114"/>
            <text:p text:style-name="P115"/>
            <text:p text:style-name="P116"/>
            <text:p text:style-name="P117">研究方向</text:p>
            <text:p text:style-name="P118">自然语言处理<text:s/></text:p>
            <text:p text:style-name="P119">大数据管理与处理<text:s/></text:p>
            <text:p text:style-name="P120">机器学习<text:s/></text:p>
            <text:p text:style-name="P121">高级网络安全</text:p>
            <text:p text:style-name="P122">数字货币加密</text:p>
            <text:p text:style-name="P123"/>
            <text:p text:style-name="P124"/>
            <text:p text:style-name="P125"/>
            <text:p text:style-name="P126"/>
            <text:p text:style-name="P127">语言</text:p>
            <text:h text:style-name="P128" text:outline-level="3"><text:span text:style-name="T129">中文（母语）</text:span></text:h>
            <text:h text:style-name="P130" text:outline-level="3"><text:span text:style-name="T131">英语（</text:span><text:span text:style-name="T132">CET-4</text:span><text:span text:style-name="T133">）</text:span><text:span text:style-name="T134"><text:s/></text:span></text:h>
            <text:h text:style-name="P135" text:outline-level="3"><text:span text:style-name="T136">西班牙语（</text:span><text:span text:style-name="T137">B2</text:span><text:span text:style-name="T138">）</text:span><text:span text:style-name="T139"><text:s/></text:span></text:h>
            <text:h text:style-name="P140" text:outline-level="3"><text:span text:style-name="T141">法语（</text:span><text:span text:style-name="T142">B1</text:span><text:span text:style-name="T143">）</text:span></text:h>
            <text:p text:style-name="P144"/>
          </table:table-cell>
        </table:table-row>
      </table:table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entury Gothic" svg:font-family="Century Gothic" style:font-family-generic="swiss" style:font-pitch="variable" svg:panose-1="2 11 5 2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 UI" svg:font-family="Microsoft YaHei U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tserrat Light" svg:font-family="Montserrat Light" style:font-family-generic="system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0%" fo:background-color="transparent" style:tab-stop-distance="0.5in">
        <style:background-fill draw:fill="solid"/>
      </style:paragraph-properties>
      <style:text-properties style:font-name="Century Gothic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margin-bottom="0.0555in"/>
      <style:text-properties fo:font-weight="bold" style:font-weight-asian="bold" style:font-weight-complex="bold" fo:text-transform="uppercase" fo:letter-spacing="0.0138in" fo:hyphenate="false"/>
    </style:style>
    <style:style style:name="标题2" style:display-name="标题 2" style:family="paragraph" style:parent-style-name="正文" style:next-style-name="正文" style:default-outline-level="2">
      <style:paragraph-properties fo:margin-bottom="0.0833in"/>
      <style:text-properties style:font-size-complex="10pt" fo:hyphenate="false"/>
    </style:style>
    <style:style style:name="标题3" style:display-name="标题 3" style:family="paragraph" style:parent-style-name="正文" style:next-style-name="正文" style:default-outline-level="3">
      <style:paragraph-properties fo:margin-bottom="0.0555in" fo:line-height="100%"/>
      <style:text-properties fo:language="it" fo:country="IT" fo:hyphenate="false"/>
    </style:style>
    <style:style style:name="标题4" style:display-name="标题 4" style:family="paragraph" style:parent-style-name="正文" style:next-style-name="正文" style:default-outline-level="4">
      <style:paragraph-properties fo:keep-with-next="always" fo:keep-together="always" fo:text-align="center" fo:margin-top="0.0277in"/>
      <style:text-properties style:font-name="Century Gothic" style:font-name-asian="SimSun" style:font-name-complex="Times New Roman" style:font-style-complex="italic" fo:text-transform="uppercase" fo:color="#FFFFFF" fo:font-size="16pt" style:font-size-asian="16pt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0555in" fo:line-height="100%"/>
      <style:text-properties style:font-name="Century Gothic" style:font-name-asian="SimSun" style:font-name-complex="Times New Roman" fo:font-weight="bold" style:font-weight-asian="bold" fo:text-transform="uppercase" fo:color="#FFFFFF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0277in"/>
      <style:text-properties style:font-name="Century Gothic" style:font-name-asian="SimSun" style:font-name-complex="Times New Roman" fo:font-style="italic" style:font-style-asian="italic" fo:color="#FFFFFF" fo:hyphenate="false"/>
    </style:style>
    <style:style style:name="正文" style:display-name="正文" style:family="paragraph">
      <style:text-properties style:font-name="Microsoft YaHei UI" style:font-name-asian="Microsoft YaHei UI" fo:color="#043D68" fo:font-size="10pt" style:font-size-asian="10pt" fo:hyphenate="false"/>
    </style:style>
    <style:style style:name="默认段落字体" style:display-name="默认段落字体" style:family="text"/>
    <style:style style:name="批注框文本" style:display-name="批注框文本" style:family="paragraph" style:parent-style-name="正文">
      <style:text-properties style:font-name="Times New Roman" style:font-name-complex="Times New Roman" fo:font-size="9pt" style:font-size-asian="9pt" style:font-size-complex="9pt" fo:hyphenate="false"/>
    </style:style>
    <style:style style:name="批注框文本字符" style:display-name="批注框文本 字符" style:family="text" style:parent-style-name="默认段落字体">
      <style:text-properties style:font-name="Times New Roman" style:font-name-complex="Times New Roman" fo:color="#043D68" fo:font-size="9pt" style:font-size-asian="9pt" style:font-size-complex="9pt"/>
    </style:style>
    <style:style style:name="列表段落" style:display-name="列表段落" style:family="paragraph" style:parent-style-name="正文">
      <style:paragraph-properties style:contextual-spacing="true" fo:margin-left="0.5in">
        <style:tab-stops/>
      </style:paragraph-properties>
      <style:text-properties fo:hyphenate="false"/>
    </style:style>
    <style:style style:name="页眉" style:display-name="页眉" style:family="paragraph" style:parent-style-name="正文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页眉字符" style:display-name="页眉 字符" style:family="text" style:parent-style-name="默认段落字体">
      <style:text-properties fo:color="#043D68" fo:font-size="10pt" style:font-size-asian="10pt"/>
    </style:style>
    <style:style style:name="页脚" style:display-name="页脚" style:family="paragraph" style:parent-style-name="正文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页脚字符" style:display-name="页脚 字符" style:family="text" style:parent-style-name="默认段落字体">
      <style:text-properties fo:color="#043D68" fo:font-size="10pt" style:font-size-asian="10pt"/>
    </style:style>
    <style:style style:name="标题" style:display-name="标题" style:family="paragraph" style:parent-style-name="正文" style:next-style-name="正文">
      <style:paragraph-properties fo:margin-bottom="0.0833in"/>
      <style:text-properties fo:font-weight="bold" style:font-weight-asian="bold" style:font-weight-complex="bold" fo:letter-spacing="0.0138in" fo:font-size="26pt" style:font-size-asian="26pt" style:font-size-complex="24pt" fo:language="it" fo:country="IT" fo:hyphenate="false"/>
    </style:style>
    <style:style style:name="标题字符" style:display-name="标题 字符" style:family="text" style:parent-style-name="默认段落字体">
      <style:text-properties style:font-name="Microsoft YaHei UI" style:font-name-asian="Microsoft YaHei UI" fo:font-weight="bold" style:font-weight-asian="bold" style:font-weight-complex="bold" fo:color="#043D68" fo:letter-spacing="0.0138in" fo:font-size="26pt" style:font-size-asian="26pt" style:font-size-complex="24pt" fo:language="it" fo:country="IT"/>
    </style:style>
    <style:style style:name="占位符文本" style:display-name="占位符文本" style:family="text" style:parent-style-name="默认段落字体">
      <style:text-properties fo:color="#808080"/>
    </style:style>
    <style:style style:name="副标题" style:display-name="副标题" style:family="paragraph" style:parent-style-name="正文" style:next-style-name="正文">
      <style:paragraph-properties fo:margin-bottom="0.0833in" fo:line-height="100%"/>
      <style:text-properties fo:font-weight="bold" style:font-weight-asian="bold" fo:text-transform="uppercase" fo:letter-spacing="0.0138in" fo:font-size="12pt" style:font-size-asian="12pt" style:font-size-complex="11pt" fo:hyphenate="false"/>
    </style:style>
    <style:style style:name="副标题字符" style:display-name="副标题 字符" style:family="text" style:parent-style-name="默认段落字体">
      <style:text-properties style:font-name="Microsoft YaHei UI" style:font-name-asian="Microsoft YaHei UI" fo:font-weight="bold" style:font-weight-asian="bold" fo:text-transform="uppercase" fo:color="#043D68" fo:letter-spacing="0.0138in" style:font-size-complex="11pt"/>
    </style:style>
    <style:style style:name="标题1字符" style:display-name="标题 1 字符" style:family="text" style:parent-style-name="默认段落字体">
      <style:text-properties style:font-name="Microsoft YaHei UI" style:font-name-asian="Microsoft YaHei UI" fo:font-weight="bold" style:font-weight-asian="bold" style:font-weight-complex="bold" fo:text-transform="uppercase" fo:color="#043D68" fo:letter-spacing="0.0138in" fo:font-size="10pt" style:font-size-asian="10pt"/>
    </style:style>
    <style:style style:name="标题2字符" style:display-name="标题 2 字符" style:family="text" style:parent-style-name="默认段落字体">
      <style:text-properties style:font-name="Microsoft YaHei UI" style:font-name-asian="Microsoft YaHei UI" fo:color="#043D68" fo:font-size="10pt" style:font-size-asian="10pt" style:font-size-complex="10pt"/>
    </style:style>
    <style:style style:name="标题3字符" style:display-name="标题 3 字符" style:family="text" style:parent-style-name="默认段落字体">
      <style:text-properties style:font-name="Microsoft YaHei UI" style:font-name-asian="Microsoft YaHei UI" fo:color="#043D68" fo:font-size="10pt" style:font-size-asian="10pt" fo:language="it" fo:country="IT"/>
    </style:style>
    <style:style style:name="标题4字符" style:display-name="标题 4 字符" style:family="text" style:parent-style-name="默认段落字体">
      <style:text-properties style:font-name="Century Gothic" style:font-name-asian="SimSun" style:font-name-complex="Times New Roman" style:font-style-complex="italic" fo:text-transform="uppercase" fo:color="#FFFFFF" fo:font-size="16pt" style:font-size-asian="16pt"/>
    </style:style>
    <style:style style:name="标题5字符" style:display-name="标题 5 字符" style:family="text" style:parent-style-name="默认段落字体">
      <style:text-properties style:font-name="Century Gothic" style:font-name-asian="SimSun" style:font-name-complex="Times New Roman" fo:font-weight="bold" style:font-weight-asian="bold" fo:text-transform="uppercase" fo:color="#FFFFFF" fo:font-size="10pt" style:font-size-asian="10pt"/>
    </style:style>
    <style:style style:name="标题6字符" style:display-name="标题 6 字符" style:family="text" style:parent-style-name="默认段落字体">
      <style:text-properties style:font-name="Century Gothic" style:font-name-asian="SimSun" style:font-name-complex="Times New Roman" fo:font-style="italic" style:font-style-asian="italic" fo:color="#FFFFFF" fo:font-size="10pt" style:font-size-asian="10pt"/>
    </style:style>
    <style:style style:name="超链接" style:display-name="超链接" style:family="text" style:parent-style-name="默认段落字体">
      <style:text-properties fo:color="#0563C1" style:text-underline-type="single" style:text-underline-style="solid" style:text-underline-width="auto" style:text-underline-mode="continuous"/>
    </style:style>
    <style:style style:name="未处理的提及1" style:display-name="未处理的提及 1" style:family="text" style:parent-style-name="默认段落字体">
      <style:text-properties fo:color="#605E5C" fo:background-color="#E1DFDD"/>
    </style:style>
    <style:style style:name="项目符号列表" style:display-name="项目符号列表" style:family="paragraph" style:parent-style-name="正文">
      <style:paragraph-properties fo:margin-bottom="0.0833in" fo:line-height="100%" fo:margin-left="0.2in">
        <style:tab-stops/>
      </style:paragraph-properties>
      <style:text-properties style:font-size-complex="10pt" fo:hyphenate="false"/>
    </style:style>
    <style:style style:name="关于我" style:display-name="关于我" style:family="paragraph" style:parent-style-name="正文" style:next-style-name="正文">
      <style:paragraph-properties fo:margin-bottom="0.1666in"/>
      <style:text-properties fo:font-weight="bold" style:font-weight-asian="bold" style:font-weight-complex="bold" fo:color="#FFFFFF" fo:letter-spacing="0.0138in" fo:font-size="12pt" style:font-size-asian="12pt" fo:hyphenate="false"/>
    </style:style>
    <style:style style:name="关于我字符" style:display-name="关于我字符" style:family="text" style:parent-style-name="默认段落字体">
      <style:text-properties fo:font-weight="bold" style:font-weight-asian="bold" style:font-weight-complex="bold" fo:color="#FFFFFF" fo:letter-spacing="0.0138in"/>
    </style:style>
    <style:style style:name="正文白色" style:display-name="正文白色" style:family="paragraph" style:parent-style-name="正文">
      <style:text-properties fo:color="#FFFFFF" style:font-size-complex="10pt" fo:hyphenate="false"/>
    </style:style>
    <style:style style:name="项目符号列表0" style:display-name="项目符号列表0" style:family="paragraph" style:parent-style-name="列表段落">
      <style:paragraph-properties fo:line-height="150%" fo:margin-left="0.25in" fo:text-indent="-0.25in">
        <style:tab-stops/>
      </style:paragraph-properties>
      <style:text-properties style:use-window-font-color="true" style:font-size-complex="10pt" fo:hyphenate="false"/>
    </style:style>
    <style:style style:name="列表项目符号" style:display-name="列表项目符号" style:family="paragraph" style:parent-style-name="项目符号列表0" style:list-style-name="LFO21">
      <style:text-properties fo:hyphenate="false"/>
    </style:style>
    <style:style style:name="不加粗" style:display-name="不加粗" style:family="text">
      <style:text-properties style:font-name="Microsoft YaHei UI" style:font-name-asian="Microsoft YaHei UI" fo:font-weight="bold" style:font-weight-asian="bold" fo:font-style="normal" style:font-style-asian="normal" fo:color="#043D68"/>
    </style:style>
    <style:style style:name="加粗" style:display-name="加粗" style:family="text">
      <style:text-properties style:font-name="Microsoft YaHei UI" style:font-name-asian="Microsoft YaHei UI" fo:font-weight="bold" style:font-weight-asian="bold" style:font-weight-complex="bold" fo:font-style="normal" style:font-style-asian="normal"/>
    </style:style>
    <style:style style:name="斜体" style:display-name="斜体" style:family="text">
      <style:text-properties style:font-name="Microsoft YaHei UI" style:font-name-asian="Microsoft YaHei UI" fo:font-weight="normal" style:font-weight-asian="normal"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entury Gothic" style:font-name-asian="Century Gothic" style:font-name-complex="Arial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Montserrat Light" style:font-name-asian="Century Gothic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8a2387" draw:opacity="100%" draw:stroke="solid" svg:stroke-width="0.01389in" svg:stroke-color="#370836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list-format-name="NLF0" style:num-format="01, 02, 03, ..." text:start-value="0">
        <style:list-level-properties text:space-before="0.25in" text:min-label-width="0.4027in" text:list-level-position-and-space-mode="label-alignment">
          <style:list-level-label-alignment text:label-followed-by="listtab" fo:margin-left="0.6527in" fo:text-indent="-0.4027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Century Gothic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in" text:min-label-width="0.302in" text:list-level-position-and-space-mode="label-alignment">
          <style:list-level-label-alignment text:label-followed-by="listtab" fo:margin-left="0.502in" fo:text-indent="-0.302in"/>
        </style:list-level-properties>
        <style:text-properties style:font-name="Montserrat Light"/>
      </text:list-level-style-bullet>
      <text:list-level-style-bullet text:level="2" text:style-name="WW_CharLFO8LVL2" text:bullet-char="o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5">
      <text:list-level-style-number text:level="1" style:num-suffix="." style:num-list-format-name="NLF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7">
      <text:list-level-style-number text:level="1" style:num-suffix="." style:num-list-format-name="NLF1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8">
      <text:list-level-style-number text:level="1" style:num-suffix="." style:num-list-format-name="NLF1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(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5in" fo:margin-left="0.5in" fo:margin-bottom="0.3in" fo:margin-right="0.5in" style:num-format="1" style:writing-mode="lr-tb">
        <style:footnote-sep style:width="0.007in" style:rel-width="33%" style:color="#043D68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ong Xu</meta:initial-creator>
    <dc:creator>Dong Xu</dc:creator>
    <meta:creation-date>2025-04-09T00:22:00Z</meta:creation-date>
    <dc:date>2025-04-09T00:22:00Z</dc:date>
    <meta:template xlink:href="Normal.dotm" xlink:type="simple"/>
    <meta:editing-cycles>4</meta:editing-cycles>
    <meta:editing-duration>PT0S</meta:editing-duration>
    <meta:user-defined meta:name="ContentTypeId">0x01010079F111ED35F8CC479449609E8A0923A6</meta:user-defined>
    <meta:document-statistic meta:page-count="1" meta:paragraph-count="2" meta:word-count="174" meta:character-count="1164" meta:row-count="8" meta:non-whitespace-character-count="992"/>
  </office:meta>
</office:document-meta>
</file>